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ubuntu_20_mono">
      <style:text-properties style:font-name="Ubuntu"/>
    </style:style>
    <style:style style:name="P2" style:family="paragraph" style:parent-style-name="ubuntu_20_mono">
      <style:paragraph-properties fo:text-align="start" style:justify-single-word="false"/>
      <style:text-properties style:font-name="Ubuntu"/>
    </style:style>
    <style:style style:name="P3" style:family="paragraph" style:parent-style-name="ubuntu_20_mono">
      <style:text-properties style:font-name="Ubuntu" fo:font-weight="bold" style:font-weight-asian="bold" style:font-weight-complex="bold"/>
    </style:style>
    <style:style style:name="P4" style:family="paragraph" style:parent-style-name="ubuntu_20_mono">
      <style:text-properties fo:color="#666666" style:font-name="Ubuntu Mono" fo:font-style="normal" style:font-style-asian="normal" style:font-style-complex="normal"/>
    </style:style>
    <style:style style:name="P5" style:family="paragraph" style:parent-style-name="ubuntu_20_mono">
      <style:text-properties fo:color="#666666" style:font-name="Ubuntu Mono" fo:font-style="normal" officeooo:paragraph-rsid="0000e40b" style:font-style-asian="normal" style:font-style-complex="normal"/>
    </style:style>
    <style:style style:name="P6" style:family="paragraph" style:parent-style-name="ubuntu_20_mono">
      <style:text-properties fo:color="#666666"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e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)</text:p>
      <text:p text:style-name="P1"/>
      <text:p text:style-name="P4">bool * Ocupacio(const Fitxers &amp;f, int T)</text:p>
      <text:p text:style-name="P4">{</text:p>
      <text:p text:style-name="P4"><text:tab/>int it_fitxers = 0;</text:p>
      <text:p text:style-name="P4"><text:tab/>bool sol[f.nFitxers()];</text:p>
      <text:p text:style-name="P4"><text:tab/>int tamany_restant = T;</text:p>
      <text:p text:style-name="P4"><text:tab/>bool final = false;</text:p>
      <text:p text:style-name="P4"/>
      <text:p text:style-name="P4"><text:tab/>while (it_fitxers &lt; f.nFitxers() &amp;&amp; !final)</text:p>
      <text:p text:style-name="P4"><text:tab/>{</text:p>
      <text:p text:style-name="P5"><text:tab/><text:tab/>int prometedor = -1;</text:p>
      <text:p text:style-name="P5"><text:span text:style-name="T2"><text:tab/><text:tab/>int</text:span> mida_minima = INT_MAX;</text:p>
      <text:p text:style-name="P4"><text:tab/><text:tab/>for (int i = 1; i &lt; f.nFitxers(); ++i)</text:p>
      <text:p text:style-name="P4"><text:tab/><text:tab/>{</text:p>
      <text:p text:style-name="P4"><text:tab/><text:tab/><text:tab/>if (f.Mida(i) &lt; mida_minima &amp;&amp; !sol[i])</text:p>
      <text:p text:style-name="P4"><text:tab/><text:tab/><text:tab/>{</text:p>
      <text:p text:style-name="P4"><text:tab/><text:tab/><text:tab/><text:tab/>prometedor = i;</text:p>
      <text:p text:style-name="P4"><text:tab/><text:tab/><text:tab/>}</text:p>
      <text:p text:style-name="P4"><text:tab/><text:tab/>}</text:p>
      <text:p text:style-name="P4"><text:tab/><text:tab/>int tamany_actual = tamany_restant - mida_minima;</text:p>
      <text:p text:style-name="P4"><text:tab/><text:tab/>if (prometedor != -1 &amp;&amp; tamany_actual &lt; tamany_restant)</text:p>
      <text:p text:style-name="P4"><text:tab/><text:tab/>{</text:p>
      <text:p text:style-name="P4"><text:tab/><text:tab/><text:tab/>tamany_restant -= mida_minima;</text:p>
      <text:p text:style-name="P4"><text:tab/><text:tab/><text:tab/>sol[it_fitxers] = true;</text:p>
      <text:p text:style-name="P4"><text:tab/><text:tab/><text:tab/>it_fitxers++;</text:p>
      <text:p text:style-name="P4"><text:tab/><text:tab/>}</text:p>
      <text:p text:style-name="P4"><text:tab/><text:tab/>else</text:p>
      <text:p text:style-name="P4"><text:tab/><text:tab/><text:tab/>final = true;</text:p>
      <text:p text:style-name="P4"><text:tab/>}</text:p>
      <text:p text:style-name="P4"/>
      <text:p text:style-name="P4"><text:tab/>return sol;</text:p>
      <text:p text:style-name="P6">}</text:p>
      <text:p text:style-name="P1"/>
      <text:p text:style-name="P1"/>
      <text:p text:style-name="P1"/>
      <text:p text:style-name="P2"><text:span text:style-name="T1">b)</text:span> En el cas que el primer fitxer ja sigui tant gran com la capacitat del disc, el voraç deixaria d'explorar les possibilitats i no seria una sol·lució òptima.</text:p>
      <text:p text:style-name="P2"/>
      <text:p text:style-name="P2"><text:span text:style-name="T1">c)</text:span> El cost és O(n²) on n és el nombre de fitxers de f.</text:p>
      <text:p text:style-name="P2"/>
      <text:p text:style-name="P2"><text:span text:style-name="T1">d)</text:span> Una sol·lució mes optima seria ordenar la taula per la mida dels fitxers, de manera que no caldria anar buscant el minim a cada iteracio, així passariem d'un O(n²) a un O(n·log n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buntu_20_mono" style:display-name="ubuntu mono" style:family="paragraph" style:parent-style-name="Standard">
      <style:text-properties officeooo:rsid="0000e40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09:49.298806590</meta:creation-date>
    <dc:date>2017-11-23T17:15:17.141658878</dc:date>
    <meta:editing-duration>PT6S</meta:editing-duration>
    <meta:editing-cycles>1</meta:editing-cycles>
    <meta:document-statistic meta:table-count="0" meta:image-count="0" meta:object-count="0" meta:page-count="1" meta:paragraph-count="33" meta:word-count="172" meta:character-count="964" meta:non-whitespace-character-count="776"/>
    <meta:generator>LibreOffice/5.1.6.2$Linux_X86_64 LibreOffice_project/10m0$Build-2</meta:generator>
  </office:meta>
</office:document-meta>
</file>